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1-notes">
      <style:graphic-properties draw:fill-color="#ffffff" draw:auto-grow-height="true" fo:min-height="12.397cm"/>
    </style:style>
    <style:style style:name="pr5" style:family="presentation" style:parent-style-name="Standard_20_1-title">
      <style:graphic-properties draw:auto-grow-height="true" fo:min-height="2.327cm"/>
    </style:style>
    <style:style style:name="pr6" style:family="presentation" style:parent-style-name="Standard_20_1-outline1">
      <style:graphic-properties fo:min-height="14.142cm"/>
    </style:style>
    <style:style style:name="pr7" style:family="presentation" style:parent-style-name="Standard_20_1-notes">
      <style:graphic-properties draw:fill-color="#ffffff" fo:min-height="12.397cm"/>
    </style:style>
    <style:style style:name="P1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font-name="Arial3" fo:font-size="14pt" style:font-size-asian="14pt" style:font-size-complex="14pt" fo:hyphenate="false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style:font-name="Arial3" fo:font-size="14pt" style:font-size-asian="14pt" style:font-size-complex="14pt" fo:hyphenate="false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color="#ffffff" fo:font-size="18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7" style:family="paragraph">
      <style:text-properties fo:font-size="20pt"/>
    </style:style>
    <style:style style:name="T1" style:family="text">
      <style:text-properties fo:color="#ffffff" style:text-line-through-style="none" style:text-line-through-type="none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ffffff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ffff" style:text-line-through-style="none" style:text-line-through-type="none" style:font-name="Arial3" fo:font-size="14pt" fo:letter-spacing="normal" fo:language="en" fo:country="GB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>
        <office:forms form:automatic-focus="false" form:apply-design-mode="false"/>
        <draw:frame draw:name="Fußzeilenplatzhalter 2" presentation:style-name="pr1" draw:text-style-name="P2" draw:layer="layout" svg:width="21cm" svg:height="0.8cm" svg:x="0.6cm" svg:y="18cm" presentation:class="footer" presentation:user-transformed="true">
          <draw:text-box draw:corner-radius="15.8cm">
            <text:p text:style-name="P1"><text:span text:style-name="T1">Shakespeare Project</text:span></text:p>
          </draw:text-box>
        </draw:frame>
        <draw:frame draw:name="Foliennummernplatzhalter 3" presentation:style-name="pr1" draw:text-style-name="P4" draw:layer="layout" svg:width="1.4cm" svg:height="0.8cm" svg:x="23.6cm" svg:y="18cm" presentation:class="page-number" presentation:user-transformed="true">
          <draw:text-box draw:corner-radius="1.058cm">
            <text:p text:style-name="P3"><text:span text:style-name="T2"><text:page-number>&lt;Nummer&gt;</text:page-number></text:span></text:p>
          </draw:text-box>
        </draw:frame>
        <draw:frame draw:name="Titel 1" presentation:style-name="pr2" draw:text-style-name="P5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3" draw:text-style-name="P6" draw:layer="layout" svg:width="23.494cm" svg:height="11.8cm" svg:x="0.6cm" svg:y="3.6cm" presentation:class="outline" presentation:user-transformed="true">
          <draw:text-box>
            <text:list text:style-name="L3">
              <text:list-item>
                <text:p>Next Tasks</text:p>
                <text:list>
                  <text:list-item>
                    <text:p>Add more calculation options</text:p>
                  </text:list-item>
                  <text:list-item>
                    <text:p>More output formats (e.g. tables)</text:p>
                  </text:list-item>
                </text:list>
              </text:list-item>
              <text:list-item>
                <text:p>Expected state at the end of the Semester</text:p>
                <text:list>
                  <text:list-item>
                    <text:p>Visualization of geographical dissemination (Ausbreitung) of the wor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75cm" svg:height="10.331cm" svg:x="2.531cm" svg:y="2.093cm" draw:page-number="1" presentation:class="page"/>
          <draw:frame presentation:style-name="pr4" draw:text-style-name="P7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" draw:style-name="dp1" draw:master-page-name="Standard_20_1">
        <office:forms form:automatic-focus="false" form:apply-design-mode="false"/>
        <draw:frame draw:name="Titel 1" presentation:style-name="pr2" draw:text-style-name="P5" draw:layer="layout" svg:width="23.494cm" svg:height="2.327cm" svg:x="1.058cm" svg:y="0.212cm" presentation:class="title" presentation:user-transformed="true">
          <draw:text-box>
            <text:p>Why you should fund our project?</text:p>
          </draw:text-box>
        </draw:frame>
        <draw:frame draw:name="Fußzeilenplatzhalter 2" presentation:style-name="pr1" draw:text-style-name="P2" draw:layer="layout" svg:width="21cm" svg:height="0.8cm" svg:x="0.6cm" svg:y="18cm" presentation:class="footer" presentation:user-transformed="true">
          <draw:text-box draw:corner-radius="15.8cm">
            <text:p text:style-name="P1"><text:span text:style-name="T1">Shakespeare </text:span><text:span text:style-name="T3">Project</text:span></text:p>
          </draw:text-box>
        </draw:frame>
        <draw:frame draw:name="Foliennummernplatzhalter 3" presentation:style-name="pr1" draw:text-style-name="P4" draw:layer="layout" svg:width="1cm" svg:height="0.8cm" svg:x="24cm" svg:y="18cm" presentation:class="page-number" presentation:user-transformed="true">
          <draw:text-box draw:corner-radius="1.058cm">
            <text:p text:style-name="P3"><text:span text:style-name="T2"><text:page-number>&lt;Nummer&gt;</text:page-number></text:span></text:p>
          </draw:text-box>
        </draw:frame>
        <draw:frame draw:name="Inhaltsplatzhalter 6" presentation:style-name="pr3" draw:text-style-name="P6" draw:layer="layout" svg:width="23.494cm" svg:height="11.8cm" svg:x="0.6cm" svg:y="3.6cm" presentation:class="outline" presentation:user-transformed="true">
          <draw:text-box>
            <text:list text:style-name="L3">
              <text:list-item>
                <text:p>methodological advances</text:p>
                <text:list>
                  <text:list-item>
                    <text:p>Open Source alternative to Google's Ngram Viewer</text:p>
                  </text:list-item>
                  <text:list-item>
                    <text:p>flexible</text:p>
                    <text:list>
                      <text:list-item>
                        <text:p>supports arbitrary corpora</text:p>
                      </text:list-item>
                    </text:list>
                  </text:list-item>
                  <text:list-item>
                    <text:p>Expandable</text:p>
                    <text:list>
                      <text:list-item>
                        <text:p>e.g. pairwise_distance, cooc, logL </text:p>
                      </text:list-item>
                    </text:list>
                  </text:list-item>
                  <text:list-item>
                    <text:p>Possibility to use more information than occurrence per year</text:p>
                    <text:list>
                      <text:list-item>
                        <text:p>More use ca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75cm" svg:height="10.331cm" svg:x="2.531cm" svg:y="2.093cm" draw:page-number="2" presentation:class="page"/>
          <draw:frame presentation:style-name="pr4" draw:text-style-name="P7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>
        <office:forms form:automatic-focus="false" form:apply-design-mode="false"/>
        <draw:frame presentation:style-name="pr5" draw:layer="layout" svg:width="23.494cm" svg:height="2.327cm" svg:x="1.058cm" svg:y="0.212cm" presentation:class="title">
          <draw:text-box>
            <text:p>Why you should fund our project?</text:p>
          </draw:text-box>
        </draw:frame>
        <draw:frame presentation:style-name="pr6" draw:layer="layout" svg:width="23.494cm" svg:height="14.392cm" svg:x="1.058cm" svg:y="2.963cm" presentation:class="outline" presentation:user-transformed="true">
          <draw:text-box>
            <text:list text:style-name="L3">
              <text:list-item>
                <text:p>What does it tell us about human history etc.?</text:p>
                <text:list>
                  <text:list-item>
                    <text:p>how authors influence language in general</text:p>
                  </text:list-item>
                  <text:list-item>
                    <text:p>how knowledge distributes regarding geographical information about authors and place of publishing</text:p>
                  </text:list-item>
                  <text:list-item>
                    <text:p>Even more thinks depending on which information and corpora are includ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75cm" svg:height="10.331cm" svg:x="2.531cm" svg:y="2.093cm" draw:page-number="3" presentation:class="page"/>
          <draw:frame presentation:style-name="pr7" draw:layer="layout" svg:width="15.069cm" svg:height="12.397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38cm" fo:page-height="27.5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4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7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7cm"/>
    </style:style>
    <style:style style:name="Mpr8" style:family="presentation" style:parent-style-name="Benutzerdefiniertes_20_Layou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Benutzerdefiniertes_20_Layout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Benutzerdefiniertes_20_Layou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Benutzerdefiniertes_20_Layout-backgroundobjects">
      <style:graphic-properties draw:stroke="none" draw:fill="none" draw:fill-color="#ffffff" draw:auto-grow-height="false" fo:min-height="1.314cm"/>
    </style:style>
    <style:style style:name="Mpr12" style:family="presentation" style:parent-style-name="Benutzerdefiniertes_20_Layout-backgroundobjects">
      <style:graphic-properties draw:stroke="none" draw:fill="none" draw:fill-color="#ffffff" draw:auto-grow-height="false" fo:min-height="1.377cm"/>
    </style:style>
    <style:style style:name="Mpr13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7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  <style:text-properties fo:hyphenate="false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punctuation-wrap="simpl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margin-top="0.183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simpl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0000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Futura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Futura Book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Futura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Futura 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draw:name="Rectangle 7" draw:style-name="Mgr3" draw:text-style-name="MP3" draw:layer="backgroundobjects" svg:width="25.399cm" svg:height="1.269cm" svg:x="0cm" svg:y="17.78cm">
        <text:p/>
        <draw:enhanced-geometry svg:viewBox="0 0 21600 21600" draw:type="rectangle" draw:enhanced-path="M 0 0 L 21600 0 21600 21600 0 21600 0 0 Z N"/>
      </draw:custom-shape>
      <draw:frame draw:name="Titel 1" presentation:style-name="Mpr3" draw:text-style-name="MP3" draw:layer="backgroundobjects" svg:width="23.494cm" svg:height="2.327cm" svg:x="1.058cm" svg:y="0.212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4" draw:text-style-name="MP6" draw:layer="backgroundobjects" svg:width="0.001cm" svg:height="0.001cm" svg:x="0cm" svg:y="0cm" presentation:class="footer">
        <draw:text-box>
          <text:p text:style-name="MP5"><text:span text:style-name="MT3">Computer Networks and Distributed Systems</text:span><text:span text:style-name="MT4"> </text:span></text:p>
        </draw:text-box>
      </draw:frame>
      <draw:frame draw:name="Foliennummernplatzhalter 3" presentation:style-name="Mpr4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mer&gt;</text:page-number></text:span></text:p>
        </draw:text-box>
      </draw:frame>
      <draw:frame draw:name="Inhaltsplatzhalter 5" presentation:style-name="Mpr5" draw:text-style-name="MP3" draw:layer="backgroundobjects" svg:width="23.494cm" svg:height="14.392cm" svg:x="1.058cm" svg:y="2.963cm" presentation:class="outline" presentation:user-transformed="true">
        <draw:text-box>
          <text:list text:style-name="ML4">
            <text:list-item>
              <text:p text:style-name="MP7"><text:span text:style-name="MT3">Klicken Sie, um die Formate des Gliederungstextes zu bearbeiten</text:span></text:p>
              <text:list>
                <text:list-item>
                  <text:p text:style-name="MP7"><text:span text:style-name="MT3">Zweite Gliederungsebene</text:span></text:p>
                  <text:list>
                    <text:list-item>
                      <text:p text:style-name="MP7"><text:span text:style-name="MT3">Dritte Gliederungsebene</text:span></text:p>
                      <text:list>
                        <text:list-item>
                          <text:p text:style-name="MP7"><text:span text:style-name="MT3">Vierte Gliederungsebene</text:span></text:p>
                          <text:list>
                            <text:list-item>
                              <text:p text:style-name="MP7"><text:span text:style-name="MT3">Fünfte Gliederungsebene</text:span></text:p>
                              <text:list>
                                <text:list-item>
                                  <text:p text:style-name="MP7"><text:span text:style-name="MT3">Sechste Gliederungsebene</text:span></text:p>
                                  <text:list>
                                    <text:list-item>
                                      <text:p text:style-name="MP7"><text:span text:style-name="MT3">Siebente Gliederungsebene</text:span></text:p>
                                      <text:list>
                                        <text:list-item>
                                          <text:p text:style-name="MP7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Neunte GliederungsebeneTextmasterformate durch Klicken bearbeiten</text:span></text:p>
          <text:p text:style-name="MP9"><text:span text:style-name="MT3">Zweite Ebene</text:span></text:p>
          <text:p text:style-name="MP9"><text:span text:style-name="MT3">Dritte Ebene</text:span></text:p>
          <text:p text:style-name="MP9"><text:span text:style-name="MT5">Vierte Ebene</text:span></text:p>
          <text:p text:style-name="MP9"><text:span text:style-name="MT6">Fünfte Ebene</text:span></text:p>
        </draw:text-box>
      </draw:frame>
      <presentation:notes style:page-layout-name="PM2">
        <office:forms form:automatic-focus="false" form:apply-design-mode="false"/>
        <draw:page-thumbnail presentation:style-name="Standard_20_1-title" draw:layer="backgroundobjects" svg:width="13.775cm" svg:height="10.331cm" svg:x="2.531cm" svg:y="2.093cm" presentation:class="page"/>
        <draw:frame presentation:style-name="Standard_20_1-notes" draw:layer="backgroundobjects" svg:width="15.069cm" svg:height="12.397cm" svg:x="1.883cm" svg:y="13.087cm" presentation:class="notes" presentation:placeholder="true">
          <draw:text-box/>
        </draw:frame>
        <draw:frame presentation:style-name="Mpr6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Rectangle 7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" draw:text-style-name="MP3" draw:layer="backgroundobjects" svg:width="23.494cm" svg:height="2.327cm" svg:x="1.058cm" svg:y="0.212cm" presentation:class="title" presentation:user-transformed="true">
        <draw:text-box>
          <text:p text:style-name="MP10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9" draw:text-style-name="MP6" draw:layer="backgroundobjects" svg:width="14.811cm" svg:height="1.269cm" svg:x="1.001cm" svg:y="17.78cm" presentation:class="footer" presentation:user-transformed="true">
        <draw:text-box>
          <text:p text:style-name="MP11"><text:span text:style-name="MT7">Computer Networks and Distributed Systems</text:span><text:span text:style-name="MT8"> </text:span></text:p>
        </draw:text-box>
      </draw:frame>
      <draw:frame draw:name="Foliennummernplatzhalter 3" presentation:style-name="Mpr9" draw:text-style-name="MP6" draw:layer="backgroundobjects" svg:width="2.998cm" svg:height="1.3cm" svg:x="21.511cm" svg:y="17.749cm" presentation:class="page-number" presentation:user-transformed="true">
        <draw:text-box>
          <text:p text:style-name="MP12"><text:span text:style-name="MT7"><text:page-number>&lt;Nummer&gt;</text:page-number></text:span></text:p>
        </draw:text-box>
      </draw:frame>
      <draw:frame draw:name="Inhaltsplatzhalter 5" presentation:style-name="Mpr10" draw:text-style-name="MP3" draw:layer="backgroundobjects" svg:width="23.494cm" svg:height="14.392cm" svg:x="1.058cm" svg:y="2.963cm" presentation:class="outline" presentation:user-transformed="true">
        <draw:text-box>
          <text:list text:style-name="ML5">
            <text:list-item>
              <text:p text:style-name="MP7"><text:span text:style-name="MT9">Klicken Sie, um die Formate des Gliederungstextes zu bearbeiten</text:span></text:p>
              <text:list>
                <text:list-item>
                  <text:p text:style-name="MP7"><text:span text:style-name="MT9">Zweite Gliederungsebene</text:span></text:p>
                  <text:list>
                    <text:list-item>
                      <text:p text:style-name="MP7"><text:span text:style-name="MT9">Dritte Gliederungsebene</text:span></text:p>
                      <text:list>
                        <text:list-item>
                          <text:p text:style-name="MP7"><text:span text:style-name="MT9">Vierte Gliederungsebene</text:span></text:p>
                          <text:list>
                            <text:list-item>
                              <text:p text:style-name="MP7"><text:span text:style-name="MT9">Fünfte Gliederungsebene</text:span></text:p>
                              <text:list>
                                <text:list-item>
                                  <text:p text:style-name="MP7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9">Siebente Gliederungsebene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10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Benutzerdefiniertes_20_Layout-title" draw:layer="backgroundobjects" svg:width="13.775cm" svg:height="10.331cm" svg:x="2.531cm" svg:y="2.093cm" presentation:class="page"/>
        <draw:frame presentation:style-name="Benutzerdefiniertes_20_Layout-notes" draw:layer="backgroundobjects" svg:width="15.069cm" svg:height="12.397cm" svg:x="1.883cm" svg:y="13.087cm" presentation:class="notes" presentation:placeholder="true">
          <draw:text-box/>
        </draw:frame>
        <draw:frame presentation:style-name="Mpr12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7-12T13:09:19.129615596</dc:date>
    <meta:generator>LibreOffice/4.2.4.2$Linux_X86_64 LibreOffice_project/420m0$Build-2</meta:generator>
    <meta:editing-duration>PT21H17M43S</meta:editing-duration>
    <meta:editing-cycles>57</meta:editing-cycles>
    <dc:creator>dudikov </dc:creator>
    <meta:document-statistic meta:object-count="57"/>
  </office:meta>
</office:document-meta>
</file>